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Brush Script MT" svg:font-family="'Brush Script MT'" style:font-pitch="variable"/>
    <style:font-face style:name="ITC Benguiat" svg:font-family="'ITC Benguia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TC Benguiat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0000" style:font-name="Brush Script MT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ff0000" style:font-name="Brush Script MT" fo:font-size="14pt" style:font-size-asian="14pt" style:font-size-complex="14pt"/>
    </style:style>
    <style:style style:name="T1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<text:span text:style-name="T1">EFI</text:span>nd</text:p>
      <text:p text:style-name="P2">Boot Managemen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rush Script MT" svg:font-family="'Brush Script MT'" style:font-pitch="variable"/>
    <style:font-face style:name="ITC Benguiat" svg:font-family="'ITC Benguia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c0c0c0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9T16:15:06</meta:creation-date>
    <dc:title>Default</dc:title>
    <meta:editing-duration>PT4M39S</meta:editing-duration>
    <meta:editing-cycles>3</meta:editing-cycles>
    <meta:generator>OpenOffice.org/3.3$Unix OpenOffice.org_project/330m20$Build-9567</meta:generator>
    <meta:initial-creator>Rod Smith</meta:initial-creator>
    <dc:date>2012-03-09T22:40:29</dc:date>
    <dc:creator>Rod Smith</dc:creator>
    <meta:document-statistic meta:table-count="0" meta:image-count="0" meta:object-count="0" meta:page-count="1" meta:paragraph-count="2" meta:word-count="3" meta:character-count="21"/>
    <meta:template xlink:type="simple" xlink:actuate="onRequest" xlink:title="Default" xlink:href="../../../../../.ooo3/user/template/Default.ott" meta:date="2012-03-09T16:15:05"/>
  </office:meta>
</office:document-meta>
</file>